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8c3c" officeooo:paragraph-rsid="00118c3c"/>
    </style:style>
    <style:style style:name="P2" style:family="paragraph" style:parent-style-name="Standard">
      <style:paragraph-properties fo:text-align="center" style:justify-single-word="false"/>
      <style:text-properties fo:font-size="18pt" officeooo:rsid="00118c3c" officeooo:paragraph-rsid="00118c3c" style:font-size-asian="18pt" style:font-size-complex="18pt"/>
    </style:style>
    <style:style style:name="P3" style:family="paragraph" style:parent-style-name="Standard">
      <style:text-properties fo:font-size="18pt" officeooo:rsid="00118c3c" officeooo:paragraph-rsid="00118c3c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plytyped.hs</text:p>
      <text:p text:style-name="P3"/>
      <text:p text:style-name="P1">module Simplytyped (</text:p>
      <text:p text:style-name="P1"><text:s text:c="7"/>conversion, <text:s text:c="3"/>-- conversion a terminos localmente sin nombre</text:p>
      <text:p text:style-name="P1"><text:s text:c="7"/>eval, <text:s text:c="9"/>-- evaluador</text:p>
      <text:p text:style-name="P1"><text:s text:c="7"/>infer, <text:s text:c="8"/>-- inferidor de tipos</text:p>
      <text:p text:style-name="P1"><text:s text:c="7"/>quote <text:s text:c="9"/>-- valores -&gt; terminos</text:p>
      <text:p text:style-name="P1"><text:s text:c="7"/>)</text:p>
      <text:p text:style-name="P1"><text:s text:c="7"/>where</text:p>
      <text:p text:style-name="P1"></text:p>
      <text:p text:style-name="P1">import Data.List</text:p>
      <text:p text:style-name="P1">import Data.Maybe</text:p>
      <text:p text:style-name="P1">import Prelude hiding ((&gt;&gt;=))</text:p>
      <text:p text:style-name="P1">import Text.PrettyPrint.HughesPJ (render)</text:p>
      <text:p text:style-name="P1">import PrettyPrinter</text:p>
      <text:p text:style-name="P1">import Common</text:p>
      <text:p text:style-name="P1"></text:p>
      <text:p text:style-name="P1">-- conversion a términos localmente sin nombres</text:p>
      <text:p text:style-name="P1">conversion :: LamTerm -&gt; Term</text:p>
      <text:p text:style-name="P1">conversion = conversion' []</text:p>
      <text:p text:style-name="P1"></text:p>
      <text:p text:style-name="P1">conversion' :: [String] -&gt; LamTerm -&gt; Term</text:p>
      <text:p text:style-name="P1">conversion' b (LVar n) <text:s text:c="4"/>= maybe (Free (Global n)) Bound (n `elemIndex` b)</text:p>
      <text:p text:style-name="P1">conversion' b (App t u) <text:s text:c="3"/>= conversion' b t :@: conversion' b u</text:p>
      <text:p text:style-name="P1">conversion' b (Abs n t u) <text:s/>= Lam t (conversion' (n:b) u)</text:p>
      <text:p text:style-name="P1"></text:p>
      <text:p text:style-name="P1">conversion' b (LetIn x t u) = Let (conversion' b t) (conversion' (x:b) u) </text:p>
      <text:p text:style-name="P1">conversion' b (Asc t tt) = As (conversion' b t) tt</text:p>
      <text:p text:style-name="P1">conversion' b LUnit = Unit</text:p>
      <text:p text:style-name="P1">conversion' b (Par t u) = Pair (conversion' b t) (conversion' b u)</text:p>
      <text:p text:style-name="P1">conversion' b (Pri t) = Fst (conversion' b t)</text:p>
      <text:p text:style-name="P1">conversion' b (Seg t) = Snd (conversion' b t)</text:p>
      <text:p text:style-name="P1">conversion' b Cero = Zero</text:p>
      <text:p text:style-name="P1">conversion' b (Succ t) = Suc (conversion' b t) </text:p>
      <text:p text:style-name="P1">conversion' b (Rec t u v) = R (conversion' b t) (conversion' b u) (conversion' b v)</text:p>
      <text:p text:style-name="P1"></text:p>
      <text:p text:style-name="P1">-----------------------</text:p>
      <text:p text:style-name="P1">--- eval</text:p>
      <text:p text:style-name="P1">-----------------------</text:p>
      <text:p text:style-name="P1"></text:p>
      <text:p text:style-name="P1">sub :: Int -&gt; Term -&gt; Term -&gt; Term</text:p>
      <text:p text:style-name="P1">sub i t (Bound j) | i == j <text:s text:c="3"/>= t</text:p>
      <text:p text:style-name="P1">sub _ _ (Bound j) | otherwise = Bound j</text:p>
      <text:p text:style-name="P1">sub _ _ (Free n) <text:s text:c="13"/>= Free n</text:p>
      <text:p text:style-name="P1">sub i t (u :@: v) <text:s text:c="12"/>= sub i t u :@: sub i t v</text:p>
      <text:p text:style-name="P1">sub i t (Lam t' u) <text:s text:c="11"/>= Lam t' (sub (i+1) t u)</text:p>
      <text:p text:style-name="P1">sub i t (Let t' u) <text:s text:c="11"/>= Let (sub i t t') (sub (i+1) t u)</text:p>
      <text:p text:style-name="P1">sub _ _ Unit <text:s text:c="17"/>= Unit</text:p>
      <text:p text:style-name="P1">sub i t (As t' tt)<text:tab/> <text:s text:c="5"/>= As (sub i t t') tt</text:p>
      <text:p text:style-name="P1">sub i t (Pair t1 t2) <text:s text:c="9"/>= Pair (sub i t t1) (sub i t t2)</text:p>
      <text:p text:style-name="P1">sub i t (Fst t') <text:s text:c="13"/>= Fst (sub i t t')</text:p>
      <text:p text:style-name="P1"><text:soft-page-break/>sub i t (Snd t') <text:s text:c="13"/>= Snd (sub i t t')</text:p>
      <text:p text:style-name="P1">sub _ _ Zero <text:s text:c="17"/>= Zero</text:p>
      <text:p text:style-name="P1">sub i t (Suc t') <text:s text:c="13"/>= Suc (sub i t t') <text:s text:c="2"/></text:p>
      <text:p text:style-name="P1">sub i t (R t1 t2 t3) <text:s text:c="9"/>= R (sub i t t1) (sub i t t2) (sub i t t3) <text:s/></text:p>
      <text:p text:style-name="P1"></text:p>
      <text:p text:style-name="P1">-- evaluador de términos</text:p>
      <text:p text:style-name="P1">eval :: NameEnv Value Type -&gt; Term -&gt; Value</text:p>
      <text:p text:style-name="P1">eval _ (Bound _) <text:s text:c="12"/>= error "variable ligada inesperada en eval"</text:p>
      <text:p text:style-name="P1">eval e (Free n) <text:s text:c="13"/>= fst $ fromJust $ lookup n e</text:p>
      <text:p text:style-name="P1">eval _ (Lam t u) <text:s text:c="12"/>= VLam t u</text:p>
      <text:p text:style-name="P1">eval e (u :@: v) <text:s text:c="12"/>= case (eval e u,eval e v) of</text:p>
      <text:p text:style-name="P1"><text:s text:c="17"/>(VLam t u',v') -&gt; eval e (sub 0 tv u') where tv = quote v' <text:s/></text:p>
      <text:p text:style-name="P1"><text:s text:c="17"/>_ <text:s text:c="13"/>-&gt; error "Error de tipo en run-time, verificar type checker"</text:p>
      <text:p text:style-name="P1"></text:p>
      <text:p text:style-name="P1">eval e (Let t u) <text:s text:c="12"/>= eval e (sub 0 tv u ) where tv = quote (eval e t)</text:p>
      <text:p text:style-name="P1">eval e (As t tt) = eval e t <text:s text:c="20"/></text:p>
      <text:p text:style-name="P1">eval e Unit = VUnit</text:p>
      <text:p text:style-name="P1">eval e (Pair t1 t2) = VPar (eval e t1) (eval e t2) </text:p>
      <text:p text:style-name="P1">eval e (Fst t) = case eval e t of</text:p>
      <text:p text:style-name="P1"><text:s text:c="16"/>VPar t1 t2 -&gt; t1</text:p>
      <text:p text:style-name="P1"><text:s text:c="16"/>_ <text:s text:c="8"/>-&gt; error "Error de tipo en run-time, verificar type checker"</text:p>
      <text:p text:style-name="P1">eval e (Snd t) = case eval e t of</text:p>
      <text:p text:style-name="P1"><text:s text:c="16"/>VPar t1 t2 -&gt; t2</text:p>
      <text:p text:style-name="P1"><text:s text:c="16"/>_ <text:s text:c="8"/>-&gt; error "Error de tipo en run-time, verificar type checker"</text:p>
      <text:p text:style-name="P1">eval e Zero = NV V0</text:p>
      <text:p text:style-name="P1">eval e (Suc t) = case eval e t of</text:p>
      <text:p text:style-name="P1"><text:s text:c="9"/>NV V0 <text:s text:c="7"/>-&gt; NV (VSuc V0)</text:p>
      <text:p text:style-name="P1"><text:s text:c="9"/>NV (VSuc nv) -&gt; NV (VSuc (VSuc nv)) <text:s text:c="29"/></text:p>
      <text:p text:style-name="P1"><text:s text:c="9"/>_ <text:s text:c="11"/>-&gt; error "Error de tipo en run-time, verificar type checker"</text:p>
      <text:p text:style-name="P1"><text:s text:c="21"/></text:p>
      <text:p text:style-name="P1">eval e (R t1 t2 t3) = case eval e t3 of</text:p>
      <text:p text:style-name="P1"><text:s text:c="16"/>NV V0 <text:s text:c="7"/>-&gt; eval e t1</text:p>
      <text:p text:style-name="P1"><text:s text:c="16"/>NV (VSuc nv) -&gt; eval e ((t2 :@: (R t1 t2 t)) :@: t) where t = quote (NV nv)</text:p>
      <text:p text:style-name="P1"><text:s text:c="16"/>_ <text:s text:c="9"/>-&gt; error "Error de tipo en run-time, verificar type checker"</text:p>
      <text:p text:style-name="P1"><text:s/></text:p>
      <text:p text:style-name="P1"></text:p>
      <text:p text:style-name="P1">-----------------------</text:p>
      <text:p text:style-name="P1">--- quoting</text:p>
      <text:p text:style-name="P1">-----------------------</text:p>
      <text:p text:style-name="P1"></text:p>
      <text:p text:style-name="P1">quote :: Value -&gt; Term</text:p>
      <text:p text:style-name="P1">quote (VLam t f) = Lam t f</text:p>
      <text:p text:style-name="P1">quote VUnit = Unit</text:p>
      <text:p text:style-name="P1">quote (VPar v1 v2) = Pair (quote v1) (quote v2)</text:p>
      <text:p text:style-name="P1">quote (NV V0) = Zero</text:p>
      <text:p text:style-name="P1">quote (NV (VSuc nv)) = Suc (quote (NV nv))</text:p>
      <text:p text:style-name="P1"></text:p>
      <text:p text:style-name="P1"/>
      <text:p text:style-name="P1"/>
      <text:p text:style-name="P1"/>
      <text:p text:style-name="P1"/>
      <text:p text:style-name="P1"/>
      <text:p text:style-name="P1"><text:soft-page-break/>----------------------</text:p>
      <text:p text:style-name="P1">--- type checker</text:p>
      <text:p text:style-name="P1">-----------------------</text:p>
      <text:p text:style-name="P1"></text:p>
      <text:p text:style-name="P1">-- type checker</text:p>
      <text:p text:style-name="P1">infer :: NameEnv Value Type -&gt; Term -&gt; Either String Type</text:p>
      <text:p text:style-name="P1">infer = infer' []</text:p>
      <text:p text:style-name="P1"></text:p>
      <text:p text:style-name="P1">-- definiciones auxiliares</text:p>
      <text:p text:style-name="P1">ret :: Type -&gt; Either String Type</text:p>
      <text:p text:style-name="P1">ret = Right</text:p>
      <text:p text:style-name="P1"></text:p>
      <text:p text:style-name="P1">err :: String -&gt; Either String Type</text:p>
      <text:p text:style-name="P1">err = Left</text:p>
      <text:p text:style-name="P1"></text:p>
      <text:p text:style-name="P1">(&gt;&gt;=) :: Either String Type -&gt; (Type -&gt; Either String Type) -&gt; Either String Type</text:p>
      <text:p text:style-name="P1">(&gt;&gt;=) v f = either Left f v </text:p>
      <text:p text:style-name="P1"/>
      <text:p text:style-name="P1">-- fcs. de error</text:p>
      <text:p text:style-name="P1"></text:p>
      <text:p text:style-name="P1">matchError :: Type -&gt; Type -&gt; Either String Type</text:p>
      <text:p text:style-name="P1">matchError t1 t2 = err $ "se esperaba " ++</text:p>
      <text:p text:style-name="P1"><text:s text:c="25"/>render (printType t1) ++ <text:s/></text:p>
      <text:p text:style-name="P1"><text:s text:c="25"/>", pero " ++</text:p>
      <text:p text:style-name="P1"><text:s text:c="25"/>render (printType t2) ++</text:p>
      <text:p text:style-name="P1"><text:s text:c="25"/>" fue inferido."</text:p>
      <text:p text:style-name="P1"></text:p>
      <text:p text:style-name="P1">notfunError :: Type -&gt; Either String Type</text:p>
      <text:p text:style-name="P1">notfunError t1 = err $ render (printType t1) ++ " no puede ser aplicado."</text:p>
      <text:p text:style-name="P1"></text:p>
      <text:p text:style-name="P1">notfoundError :: Name -&gt; Either String Type</text:p>
      <text:p text:style-name="P1">notfoundError n = err $ show n ++ " no está definida."</text:p>
      <text:p text:style-name="P1"></text:p>
      <text:p text:style-name="P1"></text:p>
      <text:p text:style-name="P1">infer' :: Context -&gt; NameEnv Value Type -&gt; Term -&gt; Either String Type</text:p>
      <text:p text:style-name="P1">infer' c _ (Bound i) = ret (c !! i)</text:p>
      <text:p text:style-name="P1">infer' _ e (Free n) = case lookup n e of</text:p>
      <text:p text:style-name="P1"><text:s text:c="24"/>Nothing -&gt; notfoundError n</text:p>
      <text:p text:style-name="P1"><text:s text:c="24"/>Just (_,t) -&gt; ret t</text:p>
      <text:p text:style-name="P1">infer' c e (t :@: u) = infer' c e t &gt;&gt;= \tt -&gt; <text:s/></text:p>
      <text:p text:style-name="P1"><text:s text:c="23"/>infer' c e u &gt;&gt;= \tu -&gt;</text:p>
      <text:p text:style-name="P1"><text:s text:c="23"/>case tt of </text:p>
      <text:p text:style-name="P1"><text:s text:c="25"/>Fun t1 t2 -&gt; if (tu == t1) </text:p>
      <text:p text:style-name="P1"><text:s text:c="40"/>then ret t2</text:p>
      <text:p text:style-name="P1"><text:s text:c="40"/>else matchError t1 tu</text:p>
      <text:p text:style-name="P1"><text:s text:c="25"/>_ <text:s text:c="8"/>-&gt; notfunError tt</text:p>
      <text:p text:style-name="P1">infer' c e (Lam t u) = infer' (t:c) e u &gt;&gt;= \tu -&gt;</text:p>
      <text:p text:style-name="P1"><text:s text:c="23"/>ret $ Fun t tu</text:p>
      <text:p text:style-name="P1">infer' c e (Let t1 t2) = infer' c e t1 &gt;&gt;= \tt -&gt;</text:p>
      <text:p text:style-name="P1"><text:s text:c="34"/>infer' (tt:c) e t2 </text:p>
      <text:p text:style-name="P1">infer' c e (As t tt) = infer' c e t &gt;&gt;= \tu -&gt; if tu == tt then ret tt else matchError tt tu</text:p>
      <text:p text:style-name="P1">infer' c e Unit = ret TUnit</text:p>
      <text:p text:style-name="P1"><text:soft-page-break/>infer' c e (Pair t t') = infer' c e t &gt;&gt;= \t1 -&gt;</text:p>
      <text:p text:style-name="P1"><text:s text:c="23"/>infer' c e t' &gt;&gt;= \t2 -&gt; ret $ TPar t1 t2</text:p>
      <text:p text:style-name="P1">infer' c e (Fst t) = infer' c e t &gt;&gt;= \tt -&gt;</text:p>
      <text:p text:style-name="P1"><text:s text:c="20"/>case tt of</text:p>
      <text:p text:style-name="P1"><text:s text:c="20"/>TPar t1 t2 -&gt; ret t1 </text:p>
      <text:p text:style-name="P1"><text:s text:c="20"/>_ -&gt; err $ "se esperaba un tipo TPar, pero "++ render(printType tt)++"fue inferido." <text:s text:c="40"/></text:p>
      <text:p text:style-name="P1">infer' c e (Snd t) = infer' c e t &gt;&gt;= \tt -&gt;</text:p>
      <text:p text:style-name="P1"><text:s text:c="20"/>case tt of</text:p>
      <text:p text:style-name="P1"><text:s text:c="20"/>TPar t1 t2 -&gt; ret t2 </text:p>
      <text:p text:style-name="P1"><text:s text:c="20"/>_ -&gt; err $ "se esperaba un tipo TPar, pero "++ render(printType tt)++"fue inferido."</text:p>
      <text:p text:style-name="P1">infer' c e Zero = ret TNat</text:p>
      <text:p text:style-name="P1">infer' c e (Suc t) = infer' c e t &gt;&gt;= \tt -&gt; if tt == TNat then ret TNat else matchError TNat tt</text:p>
      <text:p text:style-name="P1">infer' c e (R t1 t2 t3 ) = <text:s/>infer' c e t1 &gt;&gt;= \tt -&gt;</text:p>
      <text:p text:style-name="P1"><text:s text:c="24"/>infer' c e t2 &gt;&gt;= \tu -&gt;</text:p>
      <text:p text:style-name="P1"><text:s text:c="24"/>case tu of</text:p>
      <text:p text:style-name="P1"><text:s text:c="27"/>Fun t <text:s/>(Fun TNat t') -&gt; if t==tt &amp;&amp; t==t' </text:p>
      <text:p text:style-name="P1"><text:s text:c="49"/>then infer' c e t3 &gt;&gt;= \tv -&gt; if TNat==tv</text:p>
      <text:p text:style-name="P1"><text:s text:c="79"/>then ret t</text:p>
      <text:p text:style-name="P1"><text:s text:c="79"/>else matchError TNat tv</text:p>
      <text:p text:style-name="P1"><text:s text:c="49"/>else matchError (Fun <text:s/>tt (Fun TNat tt)) tu <text:s text:c="39"/></text:p>
      <text:p text:style-name="P1"><text:s text:c="27"/>_ <text:s text:c="17"/>-&gt; matchError (Fun tt (Fun TNat tt)) tu</text:p>
      <text:p text:style-name="P1"><text:s text:c="30"/></text:p>
      <text:p text:style-name="P1"><text:s text:c="24"/></text:p>
      <text:p text:style-name="P1"><text:s text:c="31"/></text:p>
      <text:p text:style-name="P1"><text:s text:c="34"/></text:p>
      <text:p text:style-name="P1">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9:18:27.350938064</meta:creation-date>
    <dc:date>2014-10-08T19:23:27.113738496</dc:date>
    <meta:editing-duration>P0D</meta:editing-duration>
    <meta:editing-cycles>1</meta:editing-cycles>
    <meta:document-statistic meta:table-count="0" meta:image-count="0" meta:object-count="0" meta:page-count="4" meta:paragraph-count="174" meta:word-count="1197" meta:character-count="7167" meta:non-whitespace-character-count="4220"/>
    <meta:generator>LibreOffice/4.1.2.3$Linux_X86_64 LibreOffice_project/410m0$Build-3</meta:generator>
  </office:meta>
</office:document-meta>
</file>